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normal" style:font-name-asian="MicrosoftSansSerif" style:font-size-asian="10.5pt" style:font-weight-asian="normal" style:font-name-complex="MicrosoftSansSerif" style:font-size-complex="10.5pt" style:font-weight-complex="normal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ck Bean Spaghetti</text:p>
      <text:p text:style-name="P1"/>
      <text:p text:style-name="P2">4 (15 oz) cans diced tomatoes</text:p>
      <text:p text:style-name="P2">2 to 4 c cooked black beans</text:p>
      <text:p text:style-name="P4">~cook black beans up earlier in the day to</text:p>
      <text:p text:style-name="P4">have ready for this</text:p>
      <text:p text:style-name="P2">1 T Italian seasonings</text:p>
      <text:p text:style-name="P2">3T cane juice crystals</text:p>
      <text:p text:style-name="P2"/>
      <text:p text:style-name="P2">In a blender combine all the cans of diced tomatoes. If your blender cannot hold all 4 cans, do 2</text:p>
      <text:p text:style-name="P2">cans at a time. Put pureed diced tomatoes into a 6 qt. stock pot on stove. Add beans, seasonings</text:p>
      <text:p text:style-name="P2">and cane juice crystals. Bring to boil and simmer until heated through. Serve over whole wheat</text:p>
      <text:p text:style-name="P2">spaghetti noodles.</text:p>
      <text:p text:style-name="P2"/>
      <text:p text:style-name="P2">Optional: Add ½ lb ground beef along with the bea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6:48.65</meta:creation-date>
    <dc:date>2017-05-06T11:52:20.14</dc:date>
    <dc:creator>Crystal Miller</dc:creator>
    <meta:editing-duration>PT16H3M4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2" meta:word-count="104" meta:character-count="537"/>
  </office:meta>
</office:document-meta>
</file>